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3pt"/>
    </style:style>
    <style:style style:name="co2" style:family="table-column">
      <style:table-column-properties fo:break-before="auto" style:column-width="11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46.0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52.39pt"/>
    </style:style>
    <style:style style:name="co7" style:family="table-column">
      <style:table-column-properties fo:break-before="auto" style:column-width="125.4pt"/>
    </style:style>
    <style:style style:name="co8" style:family="table-column">
      <style:table-column-properties fo:break-before="auto" style:column-width="126.14pt"/>
    </style:style>
    <style:style style:name="co9" style:family="table-column">
      <style:table-column-properties fo:break-before="auto" style:column-width="103.21pt"/>
    </style:style>
    <style:style style:name="co10" style:family="table-column">
      <style:table-column-properties fo:break-before="auto" style:column-width="86.51pt"/>
    </style:style>
    <style:style style:name="co11" style:family="table-column">
      <style:table-column-properties fo:break-before="auto" style:column-width="93.71pt"/>
    </style:style>
    <style:style style:name="co12" style:family="table-column">
      <style:table-column-properties fo:break-before="auto" style:column-width="178.55pt"/>
    </style:style>
    <style:style style:name="co13" style:family="table-column">
      <style:table-column-properties fo:break-before="auto" style:column-width="195.19pt"/>
    </style:style>
    <style:style style:name="co14" style:family="table-column">
      <style:table-column-properties fo:break-before="auto" style:column-width="68.29pt"/>
    </style:style>
    <style:style style:name="co15" style:family="table-column">
      <style:table-column-properties fo:break-before="auto" style:column-width="153.21pt"/>
    </style:style>
    <style:style style:name="co16" style:family="table-column">
      <style:table-column-properties fo:break-before="auto" style:column-width="130.96pt"/>
    </style:style>
    <style:style style:name="co17" style:family="table-column">
      <style:table-column-properties fo:break-before="auto" style:column-width="111.09pt"/>
    </style:style>
    <style:style style:name="co18" style:family="table-column">
      <style:table-column-properties fo:break-before="auto" style:column-width="100.74pt"/>
    </style:style>
    <style:style style:name="co19" style:family="table-column">
      <style:table-column-properties fo:break-before="auto" style:column-width="128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zepustowość">
      <style:table-properties table:display="true" style:writing-mode="lr-tb"/>
    </style:style>
    <style:style style:name="ta2" style:family="table" style:master-page-name="PageStyle_5f_Opóźnieni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zepustowość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MPI_Send - przepustowość</text:p>
          </table:table-cell>
          <table:table-cell table:number-columns-repeated="7"/>
          <table:table-cell table:style-name="ce1" office:value-type="string" calcext:value-type="string">
            <text:p>MPI_Isend - przepustowość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ozmiar wiadomości [b]</text:p>
          </table:table-cell>
          <table:table-cell table:style-name="ce2" office:value-type="string" calcext:value-type="string">
            <text:p>Rozmiar przesłanych danych [b]</text:p>
          </table:table-cell>
          <table:table-cell table:style-name="ce2" office:value-type="string" calcext:value-type="string">
            <text:p>Rozmiar przesłanych danych [Mb]</text:p>
          </table:table-cell>
          <table:table-cell table:style-name="ce2" office:value-type="string" calcext:value-type="string">
            <text:p>Komunikacja 1 node - pamięć współdzielona [Mbits/s]</text:p>
          </table:table-cell>
          <table:table-cell table:style-name="ce2" office:value-type="string" calcext:value-type="string">
            <text:p>Komunikacja 1 node - loopback <text:s/>[Mbits/s]</text:p>
          </table:table-cell>
          <table:table-cell table:style-name="ce2" office:value-type="string" calcext:value-type="string">
            <text:p>Komunikacja między 2 nodami znajdującymi się na tym samym hoscie fizycznym(loopback) <text:s/>[Mbits/s]</text:p>
          </table:table-cell>
          <table:table-cell table:style-name="ce2" office:value-type="string" calcext:value-type="string">
            <text:p>Komunikacja między 2 nodami znajdującymi się na różnych hostach fizycznych <text:s/>[Mbits/s]</text:p>
          </table:table-cell>
          <table:table-cell/>
          <table:table-cell table:style-name="ce1" office:value-type="string" calcext:value-type="string">
            <text:p>Rozmiar wiadomości [B]</text:p>
          </table:table-cell>
          <table:table-cell table:style-name="ce2" office:value-type="string" calcext:value-type="string">
            <text:p>Rozmiar przesłanych danych [b]</text:p>
          </table:table-cell>
          <table:table-cell table:style-name="ce2" office:value-type="string" calcext:value-type="string">
            <text:p>Rozmiar przesłanych danych [Mb]</text:p>
          </table:table-cell>
          <table:table-cell table:style-name="ce2" office:value-type="string" calcext:value-type="string">
            <text:p>Komunikacja 1 node - pamięć współdzielona [Mbits/s]</text:p>
          </table:table-cell>
          <table:table-cell table:style-name="ce2" office:value-type="string" calcext:value-type="string">
            <text:p>Komunikacja 1 node - loopback <text:s/>[Mbits/s]</text:p>
          </table:table-cell>
          <table:table-cell table:style-name="ce2" office:value-type="string" calcext:value-type="string">
            <text:p>Komunikacja między 2 nodami znajdującymi się na tym samym hoscie fizycznym(loopback) <text:s/>[Mbits/s]</text:p>
          </table:table-cell>
          <table:table-cell table:style-name="ce2" office:value-type="string" calcext:value-type="string">
            <text:p>Komunikacja między 2 nodami znajdującymi się na różnych hostach fizycznych <text:s/>[Mbits/s]</text:p>
          </table:table-cell>
          <table:table-cell table:number-columns-repeated="100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[.A3]*1000" office:value-type="float" office:value="64000" calcext:value-type="float">
            <text:p>64000</text:p>
          </table:table-cell>
          <table:table-cell table:formula="of:=[.B3]/1024/1024" office:value-type="float" office:value="0.06103515625" calcext:value-type="float">
            <text:p>0.06103515625</text:p>
          </table:table-cell>
          <table:table-cell table:style-name="ce1" table:formula="of:=[.C3]/0.326809" office:value-type="float" office:value="0.18676094064117" calcext:value-type="float">
            <text:p>0.18676094064117</text:p>
          </table:table-cell>
          <table:table-cell table:style-name="ce1" table:formula="of:=[.$C3]/0.03522" office:value-type="float" office:value="1.732968661272" calcext:value-type="float">
            <text:p>1.732968661272</text:p>
          </table:table-cell>
          <table:table-cell table:style-name="ce1" table:formula="of:=[.$C3]/0.01957" office:value-type="float" office:value="3.11881227644354" calcext:value-type="float">
            <text:p>3.11881227644354</text:p>
          </table:table-cell>
          <table:table-cell table:style-name="ce1" table:formula="of:=[.$C3]/0.031043" office:value-type="float" office:value="1.96614876944883" calcext:value-type="float">
            <text:p>1.96614876944883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I3]*1000" office:value-type="float" office:value="64000" calcext:value-type="float">
            <text:p>64000</text:p>
          </table:table-cell>
          <table:table-cell table:formula="of:=[.J3]/1024/1024" office:value-type="float" office:value="0.06103515625" calcext:value-type="float">
            <text:p>0.06103515625</text:p>
          </table:table-cell>
          <table:table-cell table:formula="of:=[.K3]/0.00089" office:value-type="float" office:value="68.578827247191" calcext:value-type="float">
            <text:p>68.578827247191</text:p>
          </table:table-cell>
          <table:table-cell table:formula="of:=[.$K3]/0.003352" office:value-type="float" office:value="18.2085788335322" calcext:value-type="float">
            <text:p>18.2085788335322</text:p>
          </table:table-cell>
          <table:table-cell table:formula="of:=[.$K3]/0.020702" office:value-type="float" office:value="2.94827341561202" calcext:value-type="float">
            <text:p>2.94827341561202</text:p>
          </table:table-cell>
          <table:table-cell table:formula="of:=[.$K3]/0.031862" office:value-type="float" office:value="1.91560969964221" calcext:value-type="float">
            <text:p>1.91560969964221</text:p>
          </table:table-cell>
          <table:table-cell table:number-columns-repeated="1009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formula="of:=[.A4]*1000" office:value-type="float" office:value="512000" calcext:value-type="float">
            <text:p>512000</text:p>
          </table:table-cell>
          <table:table-cell table:formula="of:=[.B4]/1024/1024" office:value-type="float" office:value="0.48828125" calcext:value-type="float">
            <text:p>0.48828125</text:p>
          </table:table-cell>
          <table:table-cell table:style-name="ce1" table:formula="of:=[.C4]/0.326748" office:value-type="float" office:value="1.49436645365848" calcext:value-type="float">
            <text:p>1.49436645365848</text:p>
          </table:table-cell>
          <table:table-cell table:style-name="ce1" table:formula="of:=[.$C4]/0.110318" office:value-type="float" office:value="4.42612492974855" calcext:value-type="float">
            <text:p>4.42612492974855</text:p>
          </table:table-cell>
          <table:table-cell table:style-name="ce1" table:formula="of:=[.$C4]/0.020768" office:value-type="float" office:value="23.5112312211094" calcext:value-type="float">
            <text:p>23.5112312211094</text:p>
          </table:table-cell>
          <table:table-cell table:style-name="ce1" table:formula="of:=[.$C4]/0.017836" office:value-type="float" office:value="27.3761633774389" calcext:value-type="float">
            <text:p>27.3761633774389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table:formula="of:=[.I4]*1000" office:value-type="float" office:value="512000" calcext:value-type="float">
            <text:p>512000</text:p>
          </table:table-cell>
          <table:table-cell table:formula="of:=[.J4]/1024/1024" office:value-type="float" office:value="0.48828125" calcext:value-type="float">
            <text:p>0.48828125</text:p>
          </table:table-cell>
          <table:table-cell table:formula="of:=[.K4]/0.000883" office:value-type="float" office:value="552.979898074745" calcext:value-type="float">
            <text:p>552.979898074745</text:p>
          </table:table-cell>
          <table:table-cell table:formula="of:=[.$K4]/0.003398" office:value-type="float" office:value="143.696659799882" calcext:value-type="float">
            <text:p>143.696659799882</text:p>
          </table:table-cell>
          <table:table-cell table:formula="of:=[.$K4]/0.02077" office:value-type="float" office:value="23.5089672604718" calcext:value-type="float">
            <text:p>23.5089672604718</text:p>
          </table:table-cell>
          <table:table-cell table:formula="of:=[.$K4]/0.005621" office:value-type="float" office:value="86.8673278776019" calcext:value-type="float">
            <text:p>86.8673278776019</text:p>
          </table:table-cell>
          <table:table-cell table:number-columns-repeated="1009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formula="of:=[.A5]*1000" office:value-type="float" office:value="1024000" calcext:value-type="float">
            <text:p>1024000</text:p>
          </table:table-cell>
          <table:table-cell table:formula="of:=[.B5]/1024/1024" office:value-type="float" office:value="0.9765625" calcext:value-type="float">
            <text:p>0.9765625</text:p>
          </table:table-cell>
          <table:table-cell table:style-name="ce1" table:formula="of:=[.C5]/0.326538" office:value-type="float" office:value="2.99065499268079" calcext:value-type="float">
            <text:p>2.99065499268079</text:p>
          </table:table-cell>
          <table:table-cell table:style-name="ce1" table:formula="of:=[.$C5]/0.231061" office:value-type="float" office:value="4.22642722051753" calcext:value-type="float">
            <text:p>4.22642722051753</text:p>
          </table:table-cell>
          <table:table-cell table:style-name="ce1" table:formula="of:=[.$C5]/0.02283" office:value-type="float" office:value="42.7754051686378" calcext:value-type="float">
            <text:p>42.7754051686378</text:p>
          </table:table-cell>
          <table:table-cell table:style-name="ce1" table:formula="of:=[.$C5]/0.023998" office:value-type="float" office:value="40.6934952912743" calcext:value-type="float">
            <text:p>40.6934952912743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table:formula="of:=[.I5]*1000" office:value-type="float" office:value="1024000" calcext:value-type="float">
            <text:p>1024000</text:p>
          </table:table-cell>
          <table:table-cell table:formula="of:=[.J5]/1024/1024" office:value-type="float" office:value="0.9765625" calcext:value-type="float">
            <text:p>0.9765625</text:p>
          </table:table-cell>
          <table:table-cell table:formula="of:=[.K5]/0.000873" office:value-type="float" office:value="1118.6282932417" calcext:value-type="float">
            <text:p>1118.6282932417</text:p>
          </table:table-cell>
          <table:table-cell table:formula="of:=[.$K5]/0.003329" office:value-type="float" office:value="293.350105136678" calcext:value-type="float">
            <text:p>293.350105136678</text:p>
          </table:table-cell>
          <table:table-cell table:formula="of:=[.$K5]/0.021414" office:value-type="float" office:value="45.603927337256" calcext:value-type="float">
            <text:p>45.603927337256</text:p>
          </table:table-cell>
          <table:table-cell table:formula="of:=[.$K5]/0.00652" office:value-type="float" office:value="149.779524539877" calcext:value-type="float">
            <text:p>149.7795245398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024 * 1024</text:p>
          </table:table-cell>
          <table:table-cell table:formula="of:=1024*1024*10" office:value-type="float" office:value="10485760" calcext:value-type="float">
            <text:p>10485760</text:p>
          </table:table-cell>
          <table:table-cell table:formula="of:=[.B6]/1024/1024" office:value-type="float" office:value="10" calcext:value-type="float">
            <text:p>10</text:p>
          </table:table-cell>
          <table:table-cell table:style-name="ce1" table:formula="of:=[.C6]/3.550512" office:value-type="float" office:value="2.81649519843899" calcext:value-type="float">
            <text:p>2.81649519843899</text:p>
          </table:table-cell>
          <table:table-cell table:style-name="ce1" table:formula="of:=[.$C6]/2.460755" office:value-type="float" office:value="4.06379342925241" calcext:value-type="float">
            <text:p>4.06379342925241</text:p>
          </table:table-cell>
          <table:table-cell table:style-name="ce1" table:formula="of:=[.$C6]/0.022529" office:value-type="float" office:value="443.87234231435" calcext:value-type="float">
            <text:p>443.87234231435</text:p>
          </table:table-cell>
          <table:table-cell table:style-name="ce1" table:formula="of:=[.$C6]/0.056049" office:value-type="float" office:value="178.415315170654" calcext:value-type="float">
            <text:p>178.415315170654</text:p>
          </table:table-cell>
          <table:table-cell/>
          <table:table-cell table:style-name="ce1" office:value-type="string" calcext:value-type="string">
            <text:p>1024 * 1024</text:p>
          </table:table-cell>
          <table:table-cell table:formula="of:=1024*1024*10" office:value-type="float" office:value="10485760" calcext:value-type="float">
            <text:p>10485760</text:p>
          </table:table-cell>
          <table:table-cell table:formula="of:=[.J6]/1024/1024" office:value-type="float" office:value="10" calcext:value-type="float">
            <text:p>10</text:p>
          </table:table-cell>
          <table:table-cell table:formula="of:=[.K6]/ 0.000783" office:value-type="float" office:value="12771.3920817369" calcext:value-type="float">
            <text:p>12771.3920817369</text:p>
          </table:table-cell>
          <table:table-cell table:formula="of:=[.$K6]/0.001045" office:value-type="float" office:value="9569.37799043062" calcext:value-type="float">
            <text:p>9569.37799043062</text:p>
          </table:table-cell>
          <table:table-cell table:formula="of:=[.$K6]/0.000946" office:value-type="float" office:value="10570.8245243129" calcext:value-type="float">
            <text:p>10570.8245243129</text:p>
          </table:table-cell>
          <table:table-cell table:formula="of:=[.$K6]/0.001094" office:value-type="float" office:value="9140.76782449726" calcext:value-type="float">
            <text:p>9140.767824497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024 * 1024 * 16</text:p>
          </table:table-cell>
          <table:table-cell table:formula="of:=1024*1024*16*10" office:value-type="float" office:value="167772160" calcext:value-type="float">
            <text:p>167772160</text:p>
          </table:table-cell>
          <table:table-cell table:formula="of:=[.B7]/1024/1024" office:value-type="float" office:value="160" calcext:value-type="float">
            <text:p>160</text:p>
          </table:table-cell>
          <table:table-cell table:style-name="ce1" table:formula="of:=[.C7]/ 56.496925" office:value-type="float" office:value="2.83201253873552" calcext:value-type="float">
            <text:p>2.83201253873552</text:p>
          </table:table-cell>
          <table:table-cell table:style-name="ce1" table:formula="of:=[.$C7]/37.825955" office:value-type="float" office:value="4.22989981350107" calcext:value-type="float">
            <text:p>4.22989981350107</text:p>
          </table:table-cell>
          <table:table-cell table:style-name="ce1" table:formula="of:=[.$C7]/0.35408" office:value-type="float" office:value="451.875282422052" calcext:value-type="float">
            <text:p>451.875282422052</text:p>
          </table:table-cell>
          <table:table-cell table:style-name="ce1" table:formula="of:=[.$C7]/0.838285" office:value-type="float" office:value="190.865874970923" calcext:value-type="float">
            <text:p>190.865874970923</text:p>
          </table:table-cell>
          <table:table-cell/>
          <table:table-cell table:style-name="ce1" office:value-type="string" calcext:value-type="string">
            <text:p>1024 * 1024 * 16</text:p>
          </table:table-cell>
          <table:table-cell table:formula="of:=1024*1024*16*10" office:value-type="float" office:value="167772160" calcext:value-type="float">
            <text:p>167772160</text:p>
          </table:table-cell>
          <table:table-cell table:formula="of:=[.J7]/1024/1024" office:value-type="float" office:value="160" calcext:value-type="float">
            <text:p>160</text:p>
          </table:table-cell>
          <table:table-cell table:formula="of:=[.K7]/0.000817" office:value-type="float" office:value="195838.433292534" calcext:value-type="float">
            <text:p>195838.433292534</text:p>
          </table:table-cell>
          <table:table-cell table:formula="of:=[.$K7]/0.012028" office:value-type="float" office:value="13302.2946458264" calcext:value-type="float">
            <text:p>13302.2946458264</text:p>
          </table:table-cell>
          <table:table-cell table:formula="of:=[.$K7]/0.000969" office:value-type="float" office:value="165118.679050568" calcext:value-type="float">
            <text:p>165118.679050568</text:p>
          </table:table-cell>
          <table:table-cell table:formula="of:=[.$K7]/0.001238" office:value-type="float" office:value="129240.71082391" calcext:value-type="float">
            <text:p>129240.7108239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Przepustowość.O35" table:end-x="68.97pt" table:end-y="8.96pt" draw:z-index="1" draw:name="Chart 2" draw:style-name="gr1" draw:text-style-name="P1" svg:width="635.22pt" svg:height="392.97pt" svg:x="48.76pt" svg:y="9.75pt">
              <draw:object draw:notify-on-update-of-ranges="Przepustowość.I3:Przepustowość.I8 Przepustowość.L2:Przepustowość.L2 Przepustowość.L3:Przepustowość.L7 Przepustowość.M2:Przepustowość.M2 Przepustowość.M3:Przepustowość.M7 Przepustowość.N2:Przepustowość.N2 Przepustowość.N3:Przepustowość.N7 Przepustowość.O2:Przepustowość.O2 Przepustowość.O3:Przepustowość.O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>
            <draw:frame table:end-cell-address="Przepustowość.F36" table:end-x="120.5pt" table:end-y="2.24pt" draw:z-index="0" draw:name="Chart 1" draw:style-name="gr1" draw:text-style-name="P1" svg:width="635.22pt" svg:height="392.97pt" svg:x="89.26pt" svg:y="3pt">
              <draw:object draw:notify-on-update-of-ranges="Przepustowość.A3:Przepustowość.A8 Przepustowość.D2:Przepustowość.D2 Przepustowość.D3:Przepustowość.D8 Przepustowość.E2:Przepustowość.E2 Przepustowość.E3:Przepustowość.E8 Przepustowość.F2:Przepustowość.F2 Przepustowość.F3:Przepustowość.F8 Przepustowość.G2:Przepustowość.G2 Przepustowość.G3:Przepustowość.G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8">
          <table:table-cell table:number-columns-repeated="1024"/>
        </table:table-row>
        <table:table-row table:style-name="ro1">
          <table:table-cell table:style-name="ce1" office:value-type="string" calcext:value-type="string">
            <text:p>Wniosk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raz z wzrostem rozmiaru wiadomości rośnie przepustowość. Zwiększenie rozmiaru komunikatu orzy rozmiarze komunikatu 1 Mb nie zwiększa znacząco przpusotowśc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jszybsza komunikacja odbywa się gdy komunikują się 2 różne nody. Najszybsza jest komunikacj pomiędzy 2 różnymi nodami znajdującymi się na tym samym hoscie fizyczny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decydowanie szybsza jest komunikacja przy pomocy MPI_Isend, ponieważ jest to komunikacja nieblokujaca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óźnienia" table:style-name="ta2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MPI_Send - opóźnienia</text:p>
          </table:table-cell>
          <table:table-cell table:number-columns-repeated="5"/>
          <table:table-cell table:style-name="ce1" office:value-type="string" calcext:value-type="string">
            <text:p>MPI_Isend - opóźnien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ozmiar wiadomości [b]</text:p>
          </table:table-cell>
          <table:table-cell table:style-name="ce2" office:value-type="string" calcext:value-type="string">
            <text:p>Komunikacja 1 node - pamięć współdzielona [ms]</text:p>
          </table:table-cell>
          <table:table-cell table:style-name="ce2" office:value-type="string" calcext:value-type="string">
            <text:p>Komunikacja 1 node - loopback <text:s/>[ms]</text:p>
          </table:table-cell>
          <table:table-cell table:style-name="ce2" office:value-type="string" calcext:value-type="string">
            <text:p>Komunikacja między 2 nodami znajdującymi się na tym samym hoscie fizycznym(loopback) <text:s/>[ms]</text:p>
          </table:table-cell>
          <table:table-cell table:style-name="ce2" office:value-type="string" calcext:value-type="string">
            <text:p>Komunikacja między 2 nodami znajdującymi się na różnych hostach fizycznych <text:s/>[ms]</text:p>
          </table:table-cell>
          <table:table-cell/>
          <table:table-cell table:style-name="ce1" office:value-type="string" calcext:value-type="string">
            <text:p>Rozmiar wiadomości [B]</text:p>
          </table:table-cell>
          <table:table-cell table:style-name="ce2" office:value-type="string" calcext:value-type="string">
            <text:p>Komunikacja 1 node - pamięć współdzielona [ms]</text:p>
          </table:table-cell>
          <table:table-cell table:style-name="ce2" office:value-type="string" calcext:value-type="string">
            <text:p>Komunikacja 1 node - loopback <text:s/>[ms]</text:p>
          </table:table-cell>
          <table:table-cell table:style-name="ce2" office:value-type="string" calcext:value-type="string">
            <text:p>Komunikacja między 2 nodami znajdującymi się na tym samym hoscie fizycznym(loopback) <text:s/>[ms]</text:p>
          </table:table-cell>
          <table:table-cell table:style-name="ce2" office:value-type="string" calcext:value-type="string">
            <text:p>Komunikacja między 2 nodami znajdującymi się na różnych hostach fizycznych <text:s/>[ms]</text:p>
          </table:table-cell>
          <table:table-cell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0.021998 * 1000" office:value-type="float" office:value="21.998" calcext:value-type="float">
            <text:p>21.998</text:p>
          </table:table-cell>
          <table:table-cell table:formula="of:=0.020545 * 1000" office:value-type="float" office:value="20.545" calcext:value-type="float">
            <text:p>20.545</text:p>
          </table:table-cell>
          <table:table-cell table:formula="of:=0.00006 * 1000" office:value-type="float" office:value="0.06" calcext:value-type="float">
            <text:p>0.06</text:p>
          </table:table-cell>
          <table:table-cell table:formula="of:=0.000124 * 1000" office:value-type="float" office:value="0.124" calcext:value-type="float">
            <text:p>0.124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0.021956 * 1000" office:value-type="float" office:value="21.956" calcext:value-type="float">
            <text:p>21.956</text:p>
          </table:table-cell>
          <table:table-cell table:formula="of:=0.021973 * 1000" office:value-type="float" office:value="21.973" calcext:value-type="float">
            <text:p>21.973</text:p>
          </table:table-cell>
          <table:table-cell table:formula="of:=0.000104 * 1000" office:value-type="float" office:value="0.104" calcext:value-type="float">
            <text:p>0.104</text:p>
          </table:table-cell>
          <table:table-cell table:formula="of:=0.000108 * 1000" office:value-type="float" office:value="0.108" calcext:value-type="float">
            <text:p>0.108</text:p>
          </table:table-cell>
          <table:table-cell table:number-columns-repeated="1013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formula="of:=0.021974 * 1000" office:value-type="float" office:value="21.974" calcext:value-type="float">
            <text:p>21.974</text:p>
          </table:table-cell>
          <table:table-cell table:formula="of:=0.021532 * 1000" office:value-type="float" office:value="21.532" calcext:value-type="float">
            <text:p>21.532</text:p>
          </table:table-cell>
          <table:table-cell table:formula="of:=0.000316 * 1000" office:value-type="float" office:value="0.316" calcext:value-type="float">
            <text:p>0.316</text:p>
          </table:table-cell>
          <table:table-cell table:formula="of:=0.003816 * 1000" office:value-type="float" office:value="3.816" calcext:value-type="float">
            <text:p>3.816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table:formula="of:=0.021973 * 1000" office:value-type="float" office:value="21.973" calcext:value-type="float">
            <text:p>21.973</text:p>
          </table:table-cell>
          <table:table-cell table:formula="of:=0.021961 * 1000" office:value-type="float" office:value="21.961" calcext:value-type="float">
            <text:p>21.961</text:p>
          </table:table-cell>
          <table:table-cell table:formula="of:=0.000069 * 1000" office:value-type="float" office:value="0.069" calcext:value-type="float">
            <text:p>0.069</text:p>
          </table:table-cell>
          <table:table-cell table:formula="of:=0.000175 * 1000" office:value-type="float" office:value="0.175" calcext:value-type="float">
            <text:p>0.175</text:p>
          </table:table-cell>
          <table:table-cell table:number-columns-repeated="1013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formula="of:=0.021962 * 1000" office:value-type="float" office:value="21.962" calcext:value-type="float">
            <text:p>21.962</text:p>
          </table:table-cell>
          <table:table-cell table:formula="of:=0.021532 * 1000" office:value-type="float" office:value="21.532" calcext:value-type="float">
            <text:p>21.532</text:p>
          </table:table-cell>
          <table:table-cell table:formula="of:=0.000115 * 1000" office:value-type="float" office:value="0.115" calcext:value-type="float">
            <text:p>0.115</text:p>
          </table:table-cell>
          <table:table-cell table:formula="of:=0.002712 * 1000" office:value-type="float" office:value="2.712" calcext:value-type="float">
            <text:p>2.712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table:formula="of:=0.021959 * 1000" office:value-type="float" office:value="21.959" calcext:value-type="float">
            <text:p>21.959</text:p>
          </table:table-cell>
          <table:table-cell table:formula="of:=0.021978 * 1000" office:value-type="float" office:value="21.978" calcext:value-type="float">
            <text:p>21.978</text:p>
          </table:table-cell>
          <table:table-cell table:formula="of:=0.000113 * 1000" office:value-type="float" office:value="0.113" calcext:value-type="float">
            <text:p>0.113</text:p>
          </table:table-cell>
          <table:table-cell table:formula="of:=0.000172 * 1000" office:value-type="float" office:value="0.172" calcext:value-type="float">
            <text:p>0.1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1024 * 1024</text:p>
          </table:table-cell>
          <table:table-cell table:formula="of:=0.741609 * 1000" office:value-type="float" office:value="741.609" calcext:value-type="float">
            <text:p>741.609</text:p>
          </table:table-cell>
          <table:table-cell table:formula="of:=0.503716 * 1000" office:value-type="float" office:value="503.716" calcext:value-type="float">
            <text:p>503.716</text:p>
          </table:table-cell>
          <table:table-cell table:formula="of:=0.006991 * 1000" office:value-type="float" office:value="6.991" calcext:value-type="float">
            <text:p>6.991</text:p>
          </table:table-cell>
          <table:table-cell table:formula="of:=0.014035 * 1000" office:value-type="float" office:value="14.035" calcext:value-type="float">
            <text:p>14.035</text:p>
          </table:table-cell>
          <table:table-cell/>
          <table:table-cell table:style-name="ce1" office:value-type="string" calcext:value-type="string">
            <text:p>1024 * 1024</text:p>
          </table:table-cell>
          <table:table-cell table:formula="of:=0.72173 * 1000" office:value-type="float" office:value="721.73" calcext:value-type="float">
            <text:p>721.73</text:p>
          </table:table-cell>
          <table:table-cell table:formula="of:=0.51162 * 1000" office:value-type="float" office:value="511.62" calcext:value-type="float">
            <text:p>511.62</text:p>
          </table:table-cell>
          <table:table-cell table:formula="of:=0.005688 * 1000" office:value-type="float" office:value="5.688" calcext:value-type="float">
            <text:p>5.688</text:p>
          </table:table-cell>
          <table:table-cell table:formula="of:=0.014035 * 1000" office:value-type="float" office:value="14.035" calcext:value-type="float">
            <text:p>14.03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1024 * 1024 * 16</text:p>
          </table:table-cell>
          <table:table-cell table:formula="of:=0.022007 * 1000" office:value-type="float" office:value="22.007" calcext:value-type="float">
            <text:p>22.007</text:p>
          </table:table-cell>
          <table:table-cell table:formula="of:=7.598695 * 1000" office:value-type="float" office:value="7598.695" calcext:value-type="float">
            <text:p>7598.695</text:p>
          </table:table-cell>
          <table:table-cell table:formula="of:=0.084838 * 1000" office:value-type="float" office:value="84.838" calcext:value-type="float">
            <text:p>84.838</text:p>
          </table:table-cell>
          <table:table-cell table:formula="of:=0.198656 * 1000" office:value-type="float" office:value="198.656" calcext:value-type="float">
            <text:p>198.656</text:p>
          </table:table-cell>
          <table:table-cell/>
          <table:table-cell table:style-name="ce1" office:value-type="string" calcext:value-type="string">
            <text:p>1024 * 1024 * 16</text:p>
          </table:table-cell>
          <table:table-cell table:formula="of:=0.021961 * 1000" office:value-type="float" office:value="21.961" calcext:value-type="float">
            <text:p>21.961</text:p>
          </table:table-cell>
          <table:table-cell table:formula="of:=7.540814 * 1000" office:value-type="float" office:value="7540.814" calcext:value-type="float">
            <text:p>7540.814</text:p>
          </table:table-cell>
          <table:table-cell table:formula="of:=0.075894 * 1000" office:value-type="float" office:value="75.894" calcext:value-type="float">
            <text:p>75.894</text:p>
          </table:table-cell>
          <table:table-cell table:formula="of:=0.198656 * 1000" office:value-type="float" office:value="198.656" calcext:value-type="float">
            <text:p>198.656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Opóźnienia.K29" table:end-x="29.96pt" table:end-y="2.24pt" draw:z-index="1" draw:name="Chart 4" draw:style-name="gr1" draw:text-style-name="P1" svg:width="449.97pt" svg:height="278.22pt" svg:x="16.5pt" svg:y="7.51pt">
              <draw:object draw:notify-on-update-of-ranges="Opóźnienia.G3:Opóźnienia.G7 Opóźnienia.H2:Opóźnienia.H2 Opóźnienia.H3:Opóźnienia.H7 Opóźnienia.I2:Opóźnienia.I2 Opóźnienia.I3:Opóźnienia.I7 Opóźnienia.J2:Opóźnienia.J2 Opóźnienia.J3:Opóźnienia.J7 Opóźnienia.K2:Opóźnienia.K2 Opóźnienia.K3:Opóźnienia.K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>
            <draw:frame table:end-cell-address="Opóźnienia.E30" table:end-x="51.48pt" table:end-y="2.21pt" draw:z-index="0" draw:name="Chart 3" draw:style-name="gr1" draw:text-style-name="P1" svg:width="449.97pt" svg:height="278.22pt" svg:x="83.25pt" svg:y="7.51pt">
              <draw:object draw:notify-on-update-of-ranges="Opóźnienia.A3:Opóźnienia.A7 Opóźnienia.B2:Opóźnienia.B2 Opóźnienia.B3:Opóźnienia.B7 Opóźnienia.C2:Opóźnienia.C2 Opóźnienia.C3:Opóźnienia.C7 Opóźnienia.D2:Opóźnienia.D2 Opóźnienia.D3:Opóźnienia.D7 Opóźnienia.E2:Opóźnienia.E2 Opóźnienia.E3:Opóźnienia.E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style-name="ce1" office:value-type="string" calcext:value-type="string">
            <text:p>Wnioski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óźnienie wzrasta wraz z zwiększeniem rozmiaru wiadomośc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ie metody mają podobne opóźnieni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żna zauważyć anomalię przy komunikacji 1 node(bez pamięci współdzielonej, największy rozmiar wiadomości), opóźnienie jest wyraźnie wyższe od pozostały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óźnienie na 1 nodzie jest większe niż na 2 nodach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zepustowość" style:display-name="PageStyle_Przepustowoś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óźnienia" style:display-name="PageStyle_Opóźnien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41cm" svg:height="13.864cm" xlink:href=".." xlink:type="simple" chart:class="chart:bar" chart:style-name="ch1">
        <chart:legend chart:legend-position="end" svg:x="15.279cm" svg:y="4.893cm" style:legend-expansion="high" chart:style-name="ch2"/>
        <chart:plot-area chart:style-name="ch3" table:cell-range-address="Przepustowość.A3:Przepustowość.A8 Przepustowość.D2:Przepustowość.G8" chart:data-source-has-labels="both" svg:x="1.508cm" svg:y="0.277cm" svg:width="13.323cm" svg:height="12.28cm">
          <chartooo:coordinate-region svg:x="2.315cm" svg:y="0.277cm" svg:width="12.516cm" svg:height="9.755cm"/>
          <chart:axis chart:dimension="x" chart:name="primary-x" chart:style-name="ch4" chartooo:axis-type="text">
            <chart:title svg:x="5.088cm" svg:y="12.835cm" chart:style-name="ch5">
              <text:p>Rozmiar przesyłanych komunikatów [b]</text:p>
            </chart:title>
            <chart:categories table:cell-range-address="Przepustowość.A3:Przepustowość.A8"/>
          </chart:axis>
          <chart:axis chart:dimension="y" chart:name="primary-y" chart:style-name="ch6">
            <chart:title svg:x="0.451cm" svg:y="8.386cm" chart:style-name="ch7">
              <text:p>Przepustowość [Mbits/s]</text:p>
            </chart:title>
            <chart:grid chart:style-name="ch8" chart:class="major"/>
          </chart:axis>
          <chart:series chart:style-name="ch9" chart:values-cell-range-address="Przepustowość.D3:Przepustowość.D8" chart:label-cell-address="Przepustowość.D2:Przepustowość.D2" chart:class="chart:bar">
            <chart:data-point chart:repeated="6"/>
          </chart:series>
          <chart:series chart:style-name="ch10" chart:values-cell-range-address="Przepustowość.E3:Przepustowość.E8" chart:label-cell-address="Przepustowość.E2:Przepustowość.E2" chart:class="chart:bar">
            <chart:data-point chart:repeated="6"/>
          </chart:series>
          <chart:series chart:style-name="ch11" chart:values-cell-range-address="Przepustowość.F3:Przepustowość.F8" chart:label-cell-address="Przepustowość.F2:Przepustowość.F2" chart:class="chart:bar">
            <chart:data-point chart:repeated="6"/>
          </chart:series>
          <chart:series chart:style-name="ch12" chart:values-cell-range-address="Przepustowość.G3:Przepustowość.G8" chart:label-cell-address="Przepustowość.G2:Przepustowość.G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unikacja 1 node - pamięć współdzielona [Mbits/s]</text:p>
                <draw:g>
                  <svg:desc>Przepustowość.D2:Przepustowość.D2</svg:desc>
                </draw:g>
              </table:table-cell>
              <table:table-cell office:value-type="string">
                <text:p>Komunikacja 1 node - loopback  [Mbits/s]</text:p>
                <draw:g>
                  <svg:desc>Przepustowość.E2:Przepustowość.E2</svg:desc>
                </draw:g>
              </table:table-cell>
              <table:table-cell office:value-type="string">
                <text:p>Komunikacja między 2 nodami znajdującymi się na tym samym hoscie fizycznym(loopback)  [Mbits/s]</text:p>
                <draw:g>
                  <svg:desc>Przepustowość.F2:Przepustowość.F2</svg:desc>
                </draw:g>
              </table:table-cell>
              <table:table-cell office:value-type="string">
                <text:p>Komunikacja między 2 nodami znajdującymi się na różnych hostach fizycznych  [Mbits/s]</text:p>
                <draw:g>
                  <svg:desc>Przepustowość.G2:Przepustowość.G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Przepustowość.A3:Przepustowość.A8</svg:desc>
                </draw:g>
              </table:table-cell>
              <table:table-cell office:value-type="float" office:value="0.18676094064117">
                <text:p>0.18676094064117</text:p>
                <draw:g>
                  <svg:desc>Przepustowość.D3:Przepustowość.D8</svg:desc>
                </draw:g>
              </table:table-cell>
              <table:table-cell office:value-type="float" office:value="1.732968661272">
                <text:p>1.732968661272</text:p>
                <draw:g>
                  <svg:desc>Przepustowość.E3:Przepustowość.E8</svg:desc>
                </draw:g>
              </table:table-cell>
              <table:table-cell office:value-type="float" office:value="3.11881227644354">
                <text:p>3.11881227644354</text:p>
                <draw:g>
                  <svg:desc>Przepustowość.F3:Przepustowość.F8</svg:desc>
                </draw:g>
              </table:table-cell>
              <table:table-cell office:value-type="float" office:value="1.96614876944883">
                <text:p>1.96614876944883</text:p>
                <draw:g>
                  <svg:desc>Przepustowość.G3:Przepustowość.G8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49436645365848">
                <text:p>1.49436645365848</text:p>
              </table:table-cell>
              <table:table-cell office:value-type="float" office:value="4.42612492974855">
                <text:p>4.42612492974855</text:p>
              </table:table-cell>
              <table:table-cell office:value-type="float" office:value="23.5112312211094">
                <text:p>23.5112312211094</text:p>
              </table:table-cell>
              <table:table-cell office:value-type="float" office:value="27.3761633774389">
                <text:p>27.376163377438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99065499268079">
                <text:p>2.99065499268079</text:p>
              </table:table-cell>
              <table:table-cell office:value-type="float" office:value="4.22642722051753">
                <text:p>4.22642722051753</text:p>
              </table:table-cell>
              <table:table-cell office:value-type="float" office:value="42.7754051686378">
                <text:p>42.7754051686378</text:p>
              </table:table-cell>
              <table:table-cell office:value-type="float" office:value="40.6934952912743">
                <text:p>40.6934952912743</text:p>
              </table:table-cell>
            </table:table-row>
            <table:table-row>
              <table:table-cell office:value-type="string">
                <text:p>1024 * 1024</text:p>
              </table:table-cell>
              <table:table-cell office:value-type="float" office:value="2.81649519843899">
                <text:p>2.81649519843899</text:p>
              </table:table-cell>
              <table:table-cell office:value-type="float" office:value="4.06379342925241">
                <text:p>4.06379342925241</text:p>
              </table:table-cell>
              <table:table-cell office:value-type="float" office:value="443.87234231435">
                <text:p>443.87234231435</text:p>
              </table:table-cell>
              <table:table-cell office:value-type="float" office:value="178.415315170654">
                <text:p>178.415315170654</text:p>
              </table:table-cell>
            </table:table-row>
            <table:table-row>
              <table:table-cell office:value-type="string">
                <text:p>1024 * 1024 * 16</text:p>
              </table:table-cell>
              <table:table-cell office:value-type="float" office:value="2.83201253873552">
                <text:p>2.83201253873552</text:p>
              </table:table-cell>
              <table:table-cell office:value-type="float" office:value="4.22989981350107">
                <text:p>4.22989981350107</text:p>
              </table:table-cell>
              <table:table-cell office:value-type="float" office:value="451.875282422052">
                <text:p>451.875282422052</text:p>
              </table:table-cell>
              <table:table-cell office:value-type="float" office:value="190.865874970923">
                <text:p>190.865874970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41cm" svg:height="13.864cm" xlink:href=".." xlink:type="simple" chart:class="chart:bar" chart:column-mapping="0 1 2" chart:style-name="ch1">
        <chart:legend chart:legend-position="end" svg:x="15.279cm" svg:y="4.893cm" style:legend-expansion="high" chart:style-name="ch2"/>
        <chart:plot-area chart:style-name="ch3" table:cell-range-address="Przepustowość.I3:Przepustowość.I8 Przepustowość.L2:Przepustowość.O7" chart:data-source-has-labels="both" svg:x="1.508cm" svg:y="0.277cm" svg:width="13.323cm" svg:height="12.28cm">
          <chartooo:coordinate-region svg:x="2.87cm" svg:y="0.477cm" svg:width="11.886cm" svg:height="11.433cm"/>
          <chart:axis chart:dimension="x" chart:name="primary-x" chart:style-name="ch4" chartooo:axis-type="text">
            <chart:title svg:x="5.088cm" svg:y="12.835cm" chart:style-name="ch5">
              <text:p>Rozmiar przesyłanych komunikatów [b]</text:p>
            </chart:title>
            <chart:categories table:cell-range-address="Przepustowość.I3:Przepustowość.I8"/>
          </chart:axis>
          <chart:axis chart:dimension="y" chart:name="primary-y" chart:style-name="ch6">
            <chart:title svg:x="0.451cm" svg:y="8.386cm" chart:style-name="ch7">
              <text:p>Przepustowość [Mbits/s]</text:p>
            </chart:title>
            <chart:grid chart:style-name="ch8" chart:class="major"/>
          </chart:axis>
          <chart:series chart:style-name="ch9" chart:values-cell-range-address="Przepustowość.L3:Przepustowość.L7" chart:label-cell-address="Przepustowość.L2:Przepustowość.L2" chart:class="chart:bar">
            <chart:data-point chart:repeated="5"/>
          </chart:series>
          <chart:series chart:style-name="ch10" chart:values-cell-range-address="Przepustowość.M3:Przepustowość.M7" chart:label-cell-address="Przepustowość.M2:Przepustowość.M2" chart:class="chart:bar">
            <chart:data-point chart:repeated="5"/>
          </chart:series>
          <chart:series chart:style-name="ch11" chart:values-cell-range-address="Przepustowość.N3:Przepustowość.N7" chart:label-cell-address="Przepustowość.N2:Przepustowość.N2" chart:class="chart:bar">
            <chart:data-point chart:repeated="5"/>
          </chart:series>
          <chart:series chart:style-name="ch12" chart:values-cell-range-address="Przepustowość.O3:Przepustowość.O7" chart:label-cell-address="Przepustowość.O2:Przepustowość.O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unikacja 1 node - pamięć współdzielona [Mbits/s]</text:p>
                <draw:g>
                  <svg:desc>Przepustowość.L2:Przepustowość.L2</svg:desc>
                </draw:g>
              </table:table-cell>
              <table:table-cell office:value-type="string">
                <text:p>Komunikacja 1 node - loopback  [Mbits/s]</text:p>
                <draw:g>
                  <svg:desc>Przepustowość.M2:Przepustowość.M2</svg:desc>
                </draw:g>
              </table:table-cell>
              <table:table-cell office:value-type="string">
                <text:p>Komunikacja między 2 nodami znajdującymi się na tym samym hoscie fizycznym(loopback)  [Mbits/s]</text:p>
                <draw:g>
                  <svg:desc>Przepustowość.N2:Przepustowość.N2</svg:desc>
                </draw:g>
              </table:table-cell>
              <table:table-cell office:value-type="string">
                <text:p>Komunikacja między 2 nodami znajdującymi się na różnych hostach fizycznych  [Mbits/s]</text:p>
                <draw:g>
                  <svg:desc>Przepustowość.O2:Przepustowość.O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Przepustowość.I3:Przepustowość.I8</svg:desc>
                </draw:g>
              </table:table-cell>
              <table:table-cell office:value-type="float" office:value="68.578827247191">
                <text:p>68.578827247191</text:p>
                <draw:g>
                  <svg:desc>Przepustowość.L3:Przepustowość.L7</svg:desc>
                </draw:g>
              </table:table-cell>
              <table:table-cell office:value-type="float" office:value="18.2085788335322">
                <text:p>18.2085788335322</text:p>
                <draw:g>
                  <svg:desc>Przepustowość.M3:Przepustowość.M7</svg:desc>
                </draw:g>
              </table:table-cell>
              <table:table-cell office:value-type="float" office:value="2.94827341561202">
                <text:p>2.94827341561202</text:p>
                <draw:g>
                  <svg:desc>Przepustowość.N3:Przepustowość.N7</svg:desc>
                </draw:g>
              </table:table-cell>
              <table:table-cell office:value-type="float" office:value="1.91560969964221">
                <text:p>1.91560969964221</text:p>
                <draw:g>
                  <svg:desc>Przepustowość.O3:Przepustowość.O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52.979898074745">
                <text:p>552.979898074745</text:p>
              </table:table-cell>
              <table:table-cell office:value-type="float" office:value="143.696659799882">
                <text:p>143.696659799882</text:p>
              </table:table-cell>
              <table:table-cell office:value-type="float" office:value="23.5089672604718">
                <text:p>23.5089672604718</text:p>
              </table:table-cell>
              <table:table-cell office:value-type="float" office:value="86.8673278776019">
                <text:p>86.867327877601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18.6282932417">
                <text:p>1118.6282932417</text:p>
              </table:table-cell>
              <table:table-cell office:value-type="float" office:value="293.350105136678">
                <text:p>293.350105136678</text:p>
              </table:table-cell>
              <table:table-cell office:value-type="float" office:value="45.603927337256">
                <text:p>45.603927337256</text:p>
              </table:table-cell>
              <table:table-cell office:value-type="float" office:value="149.779524539877">
                <text:p>149.779524539877</text:p>
              </table:table-cell>
            </table:table-row>
            <table:table-row>
              <table:table-cell office:value-type="string">
                <text:p>1024 * 1024</text:p>
              </table:table-cell>
              <table:table-cell office:value-type="float" office:value="12771.3920817369">
                <text:p>12771.3920817369</text:p>
              </table:table-cell>
              <table:table-cell office:value-type="float" office:value="9569.37799043062">
                <text:p>9569.37799043062</text:p>
              </table:table-cell>
              <table:table-cell office:value-type="float" office:value="10570.8245243129">
                <text:p>10570.8245243129</text:p>
              </table:table-cell>
              <table:table-cell office:value-type="float" office:value="9140.76782449726">
                <text:p>9140.76782449726</text:p>
              </table:table-cell>
            </table:table-row>
            <table:table-row>
              <table:table-cell office:value-type="string">
                <text:p>1024 * 1024 * 16</text:p>
              </table:table-cell>
              <table:table-cell office:value-type="float" office:value="195838.433292534">
                <text:p>195838.433292534</text:p>
              </table:table-cell>
              <table:table-cell office:value-type="float" office:value="13302.2946458264">
                <text:p>13302.2946458264</text:p>
              </table:table-cell>
              <table:table-cell office:value-type="float" office:value="165118.679050568">
                <text:p>165118.679050568</text:p>
              </table:table-cell>
              <table:table-cell office:value-type="float" office:value="129240.71082391">
                <text:p>129240.71082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41cm" svg:y="2.472cm" style:legend-expansion="high" chart:style-name="ch2"/>
        <chart:plot-area chart:style-name="ch3" table:cell-range-address="Opóźnienia.A2:Opóźnienia.E7" chart:data-source-has-labels="both" svg:x="1.377cm" svg:y="0.196cm" svg:width="8.716cm" svg:height="8.394cm">
          <chartooo:coordinate-region svg:x="2.369cm" svg:y="0.196cm" svg:width="7.724cm" svg:height="5.868cm"/>
          <chart:axis chart:dimension="x" chart:name="primary-x" chart:style-name="ch4" chartooo:axis-type="text">
            <chart:title svg:x="2.774cm" svg:y="8.787cm" chart:style-name="ch5">
              <text:p>Rozmiar przesyłanego komunikatu [b]</text:p>
            </chart:title>
            <chart:categories table:cell-range-address="Opóźnienia.A3:Opóźnienia.A7"/>
          </chart:axis>
          <chart:axis chart:dimension="y" chart:name="primary-y" chart:style-name="ch6">
            <chart:title svg:x="0.451cm" svg:y="5.714cm" chart:style-name="ch7">
              <text:p>Opóźnienie [ms]</text:p>
            </chart:title>
            <chart:grid chart:style-name="ch8" chart:class="major"/>
          </chart:axis>
          <chart:series chart:style-name="ch9" chart:values-cell-range-address="Opóźnienia.B3:Opóźnienia.B7" chart:label-cell-address="Opóźnienia.B2:Opóźnienia.B2" chart:class="chart:bar">
            <chart:data-point chart:repeated="5"/>
          </chart:series>
          <chart:series chart:style-name="ch10" chart:values-cell-range-address="Opóźnienia.C3:Opóźnienia.C7" chart:label-cell-address="Opóźnienia.C2:Opóźnienia.C2" chart:class="chart:bar">
            <chart:data-point chart:repeated="5"/>
          </chart:series>
          <chart:series chart:style-name="ch11" chart:values-cell-range-address="Opóźnienia.D3:Opóźnienia.D7" chart:label-cell-address="Opóźnienia.D2:Opóźnienia.D2" chart:class="chart:bar">
            <chart:data-point chart:repeated="5"/>
          </chart:series>
          <chart:series chart:style-name="ch12" chart:values-cell-range-address="Opóźnienia.E3:Opóźnienia.E7" chart:label-cell-address="Opóźnienia.E2:Opóźnienia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unikacja 1 node - pamięć współdzielona [ms]</text:p>
                <draw:g>
                  <svg:desc>Opóźnienia.B2:Opóźnienia.B2</svg:desc>
                </draw:g>
              </table:table-cell>
              <table:table-cell office:value-type="string">
                <text:p>Komunikacja 1 node - loopback  [ms]</text:p>
                <draw:g>
                  <svg:desc>Opóźnienia.C2:Opóźnienia.C2</svg:desc>
                </draw:g>
              </table:table-cell>
              <table:table-cell office:value-type="string">
                <text:p>Komunikacja między 2 nodami znajdującymi się na tym samym hoscie fizycznym(loopback)  [ms]</text:p>
                <draw:g>
                  <svg:desc>Opóźnienia.D2:Opóźnienia.D2</svg:desc>
                </draw:g>
              </table:table-cell>
              <table:table-cell office:value-type="string">
                <text:p>Komunikacja między 2 nodami znajdującymi się na różnych hostach fizycznych  [ms]</text:p>
                <draw:g>
                  <svg:desc>Opóźnienia.E2:Opóźnienia.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Opóźnienia.A3:Opóźnienia.A7</svg:desc>
                </draw:g>
              </table:table-cell>
              <table:table-cell office:value-type="float" office:value="21.998">
                <text:p>21.998</text:p>
                <draw:g>
                  <svg:desc>Opóźnienia.B3:Opóźnienia.B7</svg:desc>
                </draw:g>
              </table:table-cell>
              <table:table-cell office:value-type="float" office:value="20.545">
                <text:p>20.545</text:p>
                <draw:g>
                  <svg:desc>Opóźnienia.C3:Opóźnienia.C7</svg:desc>
                </draw:g>
              </table:table-cell>
              <table:table-cell office:value-type="float" office:value="0.06">
                <text:p>0.06</text:p>
                <draw:g>
                  <svg:desc>Opóźnienia.D3:Opóźnienia.D7</svg:desc>
                </draw:g>
              </table:table-cell>
              <table:table-cell office:value-type="float" office:value="0.124">
                <text:p>0.124</text:p>
                <draw:g>
                  <svg:desc>Opóźnienia.E3:Opóźnienia.E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.974">
                <text:p>21.974</text:p>
              </table:table-cell>
              <table:table-cell office:value-type="float" office:value="21.532">
                <text:p>21.532</text:p>
              </table:table-cell>
              <table:table-cell office:value-type="float" office:value="0.316">
                <text:p>0.316</text:p>
              </table:table-cell>
              <table:table-cell office:value-type="float" office:value="3.816">
                <text:p>3.81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.962">
                <text:p>21.962</text:p>
              </table:table-cell>
              <table:table-cell office:value-type="float" office:value="21.532">
                <text:p>21.532</text:p>
              </table:table-cell>
              <table:table-cell office:value-type="float" office:value="0.115">
                <text:p>0.115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string">
                <text:p>1024 * 1024</text:p>
              </table:table-cell>
              <table:table-cell office:value-type="float" office:value="741.609">
                <text:p>741.609</text:p>
              </table:table-cell>
              <table:table-cell office:value-type="float" office:value="503.716">
                <text:p>503.716</text:p>
              </table:table-cell>
              <table:table-cell office:value-type="float" office:value="6.991">
                <text:p>6.991</text:p>
              </table:table-cell>
              <table:table-cell office:value-type="float" office:value="14.035">
                <text:p>14.035</text:p>
              </table:table-cell>
            </table:table-row>
            <table:table-row>
              <table:table-cell office:value-type="string">
                <text:p>1024 * 1024 * 16</text:p>
              </table:table-cell>
              <table:table-cell office:value-type="float" office:value="22.007">
                <text:p>22.007</text:p>
              </table:table-cell>
              <table:table-cell office:value-type="float" office:value="7598.695">
                <text:p>7598.695</text:p>
              </table:table-cell>
              <table:table-cell office:value-type="float" office:value="84.838">
                <text:p>84.838</text:p>
              </table:table-cell>
              <table:table-cell office:value-type="float" office:value="198.656">
                <text:p>198.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41cm" svg:y="2.472cm" style:legend-expansion="high" chart:style-name="ch2"/>
        <chart:plot-area chart:style-name="ch3" table:cell-range-address="Opóźnienia.G2:Opóźnienia.K7" chart:data-source-has-labels="both" svg:x="1.377cm" svg:y="0.196cm" svg:width="8.716cm" svg:height="8.394cm">
          <chartooo:coordinate-region svg:x="2.369cm" svg:y="0.196cm" svg:width="7.724cm" svg:height="5.868cm"/>
          <chart:axis chart:dimension="x" chart:name="primary-x" chart:style-name="ch4" chartooo:axis-type="text">
            <chart:title svg:x="2.774cm" svg:y="8.787cm" chart:style-name="ch5">
              <text:p>Rozmiar przesyłanego komunikatu [b]</text:p>
            </chart:title>
            <chart:categories table:cell-range-address="Opóźnienia.G3:Opóźnienia.G7"/>
          </chart:axis>
          <chart:axis chart:dimension="y" chart:name="primary-y" chart:style-name="ch6">
            <chart:title svg:x="0.451cm" svg:y="5.714cm" chart:style-name="ch7">
              <text:p>Opóźnienie [ms]</text:p>
            </chart:title>
            <chart:grid chart:style-name="ch8" chart:class="major"/>
          </chart:axis>
          <chart:series chart:style-name="ch9" chart:values-cell-range-address="Opóźnienia.H3:Opóźnienia.H7" chart:label-cell-address="Opóźnienia.H2:Opóźnienia.H2" chart:class="chart:bar">
            <chart:data-point chart:repeated="5"/>
          </chart:series>
          <chart:series chart:style-name="ch10" chart:values-cell-range-address="Opóźnienia.I3:Opóźnienia.I7" chart:label-cell-address="Opóźnienia.I2:Opóźnienia.I2" chart:class="chart:bar">
            <chart:data-point chart:repeated="5"/>
          </chart:series>
          <chart:series chart:style-name="ch11" chart:values-cell-range-address="Opóźnienia.J3:Opóźnienia.J7" chart:label-cell-address="Opóźnienia.J2:Opóźnienia.J2" chart:class="chart:bar">
            <chart:data-point chart:repeated="5"/>
          </chart:series>
          <chart:series chart:style-name="ch12" chart:values-cell-range-address="Opóźnienia.K3:Opóźnienia.K7" chart:label-cell-address="Opóźnienia.K2:Opóźnienia.K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unikacja 1 node - pamięć współdzielona [ms]</text:p>
                <draw:g>
                  <svg:desc>Opóźnienia.H2:Opóźnienia.H2</svg:desc>
                </draw:g>
              </table:table-cell>
              <table:table-cell office:value-type="string">
                <text:p>Komunikacja 1 node - loopback  [ms]</text:p>
                <draw:g>
                  <svg:desc>Opóźnienia.I2:Opóźnienia.I2</svg:desc>
                </draw:g>
              </table:table-cell>
              <table:table-cell office:value-type="string">
                <text:p>Komunikacja między 2 nodami znajdującymi się na tym samym hoscie fizycznym(loopback)  [ms]</text:p>
                <draw:g>
                  <svg:desc>Opóźnienia.J2:Opóźnienia.J2</svg:desc>
                </draw:g>
              </table:table-cell>
              <table:table-cell office:value-type="string">
                <text:p>Komunikacja między 2 nodami znajdującymi się na różnych hostach fizycznych  [ms]</text:p>
                <draw:g>
                  <svg:desc>Opóźnienia.K2:Opóźnienia.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Opóźnienia.G3:Opóźnienia.G7</svg:desc>
                </draw:g>
              </table:table-cell>
              <table:table-cell office:value-type="float" office:value="21.956">
                <text:p>21.956</text:p>
                <draw:g>
                  <svg:desc>Opóźnienia.H3:Opóźnienia.H7</svg:desc>
                </draw:g>
              </table:table-cell>
              <table:table-cell office:value-type="float" office:value="21.973">
                <text:p>21.973</text:p>
                <draw:g>
                  <svg:desc>Opóźnienia.I3:Opóźnienia.I7</svg:desc>
                </draw:g>
              </table:table-cell>
              <table:table-cell office:value-type="float" office:value="0.104">
                <text:p>0.104</text:p>
                <draw:g>
                  <svg:desc>Opóźnienia.J3:Opóźnienia.J7</svg:desc>
                </draw:g>
              </table:table-cell>
              <table:table-cell office:value-type="float" office:value="0.108">
                <text:p>0.108</text:p>
                <draw:g>
                  <svg:desc>Opóźnienia.K3:Opóźnienia.K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.973">
                <text:p>21.973</text:p>
              </table:table-cell>
              <table:table-cell office:value-type="float" office:value="21.961">
                <text:p>21.961</text:p>
              </table:table-cell>
              <table:table-cell office:value-type="float" office:value="0.069">
                <text:p>0.06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.959">
                <text:p>21.959</text:p>
              </table:table-cell>
              <table:table-cell office:value-type="float" office:value="21.978">
                <text:p>21.978</text:p>
              </table:table-cell>
              <table:table-cell office:value-type="float" office:value="0.113">
                <text:p>0.113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024 * 1024</text:p>
              </table:table-cell>
              <table:table-cell office:value-type="float" office:value="721.73">
                <text:p>721.73</text:p>
              </table:table-cell>
              <table:table-cell office:value-type="float" office:value="511.62">
                <text:p>511.62</text:p>
              </table:table-cell>
              <table:table-cell office:value-type="float" office:value="5.688">
                <text:p>5.688</text:p>
              </table:table-cell>
              <table:table-cell office:value-type="float" office:value="14.035">
                <text:p>14.035</text:p>
              </table:table-cell>
            </table:table-row>
            <table:table-row>
              <table:table-cell office:value-type="string">
                <text:p>1024 * 1024 * 16</text:p>
              </table:table-cell>
              <table:table-cell office:value-type="float" office:value="21.961">
                <text:p>21.961</text:p>
              </table:table-cell>
              <table:table-cell office:value-type="float" office:value="7540.814">
                <text:p>7540.814</text:p>
              </table:table-cell>
              <table:table-cell office:value-type="float" office:value="75.894">
                <text:p>75.894</text:p>
              </table:table-cell>
              <table:table-cell office:value-type="float" office:value="198.656">
                <text:p>198.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